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E064E0FDDF7537B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28pt" fo:text-shadow="1pt 1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fo:font-size="36pt" fo:text-shadow="1pt 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 style:text-autospace="none"/>
      <style:text-properties fo:color="#ffffff" fo:font-size="36pt" fo:text-shadow="1pt 1pt"/>
    </style:style>
    <style:style style:name="P7" style:family="paragraph">
      <loext:graphic-properties draw:fill="none" draw:fill-color="#ffffff"/>
      <style:paragraph-properties fo:text-align="start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start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 style:text-autospace="none"/>
      <style:text-properties fo:color="#ffffff" fo:font-size="32pt" fo:text-shadow="1pt 1pt"/>
    </style:style>
    <style:style style:name="P11" style:family="paragraph">
      <loext:graphic-properties draw:fill="none" draw:fill-color="#ffffff"/>
      <style:paragraph-properties fo:text-align="start" style:text-autospace="none"/>
      <style:text-properties fo:color="#ffffff" style:font-name="Segoe UI1" fo:font-size="32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1.27cm" fo:margin-right="0cm" fo:margin-top="0cm" fo:margin-bottom="0cm" fo:text-align="start" fo:text-indent="-1.27cm" style:text-autospace="none"/>
      <style:text-properties fo:color="#ffffff" fo:font-size="36pt" fo:text-shadow="1pt 1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1.27cm" fo:margin-right="0cm" fo:margin-top="0cm" fo:margin-bottom="0cm" fo:text-align="start" fo:text-indent="-1.27cm" style:text-autospace="none"/>
      <style:text-properties fo:color="#ffffff" fo:font-size="32pt" fo:text-shadow="1pt 1pt"/>
    </style:style>
    <style:style style:name="P15" style:family="paragraph">
      <style:paragraph-properties fo:margin-left="0cm" fo:margin-right="0cm" fo:margin-top="0cm" fo:margin-bottom="0cm" fo:text-align="start" fo:text-indent="0cm" style:text-autospace="none"/>
      <style:text-properties fo:color="#ffffff" fo:font-size="32pt" fo:text-shadow="1pt 1pt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 Semibold" fo:font-size="28pt" fo:font-style="normal" fo:text-shadow="1pt 1pt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ffffff" style:font-name="Segoe UI1" fo:font-size="32pt" fo:font-style="normal" fo:text-shadow="1pt 1pt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ffffff" style:font-name="Segoe UI1" fo:font-size="32pt" fo:font-style="normal" fo:text-shadow="1pt 1pt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4" style:family="text">
      <style:text-properties fo:color="#ffffff" style:font-name="Segoe UI1" fo:font-size="24pt" fo:text-shadow="1pt 1pt" fo:font-weight="bold" style:font-name-asian="Segoe UI" style:font-size-asian="24pt" style:font-weight-asian="bold" style:font-name-complex="Segoe UI" style:font-size-complex="24pt" style:font-weight-complex="bold"/>
    </style:style>
    <style:style style:name="T5" style:family="text">
      <style:text-properties fo:color="#ffffff" style:font-name="Segoe UI1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24pt" fo:font-style="normal" fo:text-shadow="1pt 1pt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 Semibold" fo:font-size="22pt" fo:font-style="normal" fo:text-shadow="1pt 1pt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17.78cm" svg:height="3.063cm" svg:x="1.016cm" svg:y="0.762cm">
          <draw:text-box>
            <text:p text:style-name="P1"><text:span text:style-name="T1">Hymn #359</text:span></text:p>
            <text:p text:style-name="P1"><text:span text:style-name="T2">”</text:span><text:span text:style-name="T3">Lo, How a Rose E'er Bloom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908cm" svg:height="7.011cm" svg:x="1.016cm" svg:y="0.762cm">
          <draw:text-box>
            <text:p text:style-name="P4"><text:span text:style-name="T4">1.</text:span><text:span text:style-name="T5"><text:tab/></text:span><text:span text:style-name="T5">Lo, how a rose e’er blooming</text:span><text:span text:style-name="T5"><text:line-break/></text:span><text:span text:style-name="T5">From tender stem hath sprung!</text:span><text:span text:style-name="T5"><text:line-break/></text:span><text:span text:style-name="T5">Of Jesse’s lineage coming</text:span><text:span text:style-name="T5"><text:line-break/></text:span><text:span text:style-name="T5">As prophets long have su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908cm" svg:height="5.321cm" svg:x="1.016cm" svg:y="0.762cm">
          <draw:text-box>
            <text:p text:style-name="P4"><text:span text:style-name="T5">It came, a flow’ret bright,</text:span><text:span text:style-name="T5"><text:line-break/></text:span><text:span text:style-name="T5">Amid the cold of winter,</text:span><text:span text:style-name="T5"><text:line-break/></text:span><text:span text:style-name="T5">When half-spent was the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5.146cm" svg:height="7.011cm" svg:x="1.524cm" svg:y="0.863cm">
          <draw:text-box>
            <text:p text:style-name="P6"><text:span text:style-name="T6">2.</text:span><text:span text:style-name="T7"> Isaiah ’twas foretold it,</text:span><text:span text:style-name="T7"><text:line-break/></text:span><text:span text:style-name="T7">The rose I have in mind;</text:span><text:span text:style-name="T7"><text:line-break/></text:span><text:span text:style-name="T7">With Mary we behold it,</text:span><text:span text:style-name="T7"><text:line-break/></text:span><text:span text:style-name="T7">The virgin mother k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7" draw:layer="layout" svg:width="24.638cm" svg:height="5.321cm" svg:x="1.524cm" svg:y="0.775cm">
          <draw:text-box>
            <text:p text:style-name="P6"><text:span text:style-name="T7">To show God’s love aright,</text:span><text:span text:style-name="T7"><text:line-break/></text:span><text:span text:style-name="T7">She bore to us a Savior,</text:span><text:span text:style-name="T7"><text:line-break/></text:span><text:span text:style-name="T7">When half-spent was the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8" draw:layer="layout" svg:width="24.638cm" svg:height="7.011cm" svg:x="1.524cm" svg:y="1.016cm">
          <draw:text-box>
            <text:p text:style-name="P6"><text:span text:style-name="T6">3.</text:span><text:span text:style-name="T7"> This flow’r, whose fragrance tender</text:span><text:span text:style-name="T7"><text:line-break/></text:span><text:span text:style-name="T7">With sweetness fills the air,</text:span><text:span text:style-name="T7"><text:line-break/></text:span><text:span text:style-name="T7">Dispels with glorious splendor</text:span><text:span text:style-name="T7"><text:line-break/></text:span><text:span text:style-name="T7">The darkness ev’ryw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11" draw:layer="layout" svg:width="24.638cm" svg:height="4.76cm" svg:x="1.524cm" svg:y="1.016cm">
          <draw:text-box>
            <text:p text:style-name="P10"><text:span text:style-name="T8">True man, yet very God,</text:span><text:span text:style-name="T8"><text:line-break/></text:span><text:span text:style-name="T8">From sin and death He saves us</text:span><text:span text:style-name="T8"><text:line-break/></text:span><text:span text:style-name="T8">And lightens ev’ry l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13" draw:layer="layout" svg:width="24.638cm" svg:height="7.011cm" svg:x="1.524cm" svg:y="0.863cm">
          <draw:text-box>
            <text:p text:style-name="P12"><text:span text:style-name="T6">4.</text:span><text:span text:style-name="T7"> O Savior, child of Mary,</text:span></text:p>
            <text:p text:style-name="P12"><text:span text:style-name="T7">Who felt our human woe;</text:span></text:p>
            <text:p text:style-name="P12"><text:span text:style-name="T7">O Savior, King of glory,</text:span></text:p>
            <text:p text:style-name="P12"><text:span text:style-name="T7">Who dost our weakness know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6" draw:text-style-name="P16" draw:layer="layout" svg:width="24.384cm" svg:height="13.106cm" svg:x="1.778cm" svg:y="1.016cm">
          <draw:text-box>
            <text:p text:style-name="P14"><text:span text:style-name="T7">Bring us at length we pray</text:span></text:p>
            <text:p text:style-name="P14"><text:span text:style-name="T7">To the bright courts of heaven,</text:span></text:p>
            <text:p text:style-name="P14"><text:span text:style-name="T7">And to the endless day.</text:span></text:p>
            <text:p text:style-name="P15"><text:span text:style-name="T9"><text:line-break/></text:span><text:span text:style-name="T9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1"><text:s text:c="12"/></text:span><text:span text:style-name="T11">Public domain</text:span></text:p>
            <text:p text:style-name="P15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0" draw:display-name="Bitmap 10" xlink:href="Pictures/100000000000042200000253E064E0FDDF7537BD.jpg" xlink:type="simple" xlink:show="embed" xlink:actuate="onLoad"/>
    <draw:fill-image draw:name="background" xlink:href="Pictures/100000000000042200000253E064E0FDDF7537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33:01.462000000</meta:creation-date>
    <dc:title>Hymn template</dc:title>
    <meta:editing-duration>PT23M49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7-12-23T12:03:37.955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2-23T21:33:01.150000000"/>
  </office:meta>
</office:document-meta>
</file>